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nergy_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<text:s/>leakage</text:p>
          </table:table-cell>
          <table:table-cell office:value-type="string" table:style-name="ce1">
            <text:p><text:s/>dynamic</text:p>
          </table:table-cell>
          <table:table-cell office:value-type="string" table:style-name="ce1">
            <text:p><text:s/>runtime</text:p>
          </table:table-cell>
          <table:table-cell office:value-type="string" table:style-name="ce1">
            <text:p><text:s/>energy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ED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bzip_0</text:p>
          </table:table-cell>
          <table:table-cell office:value-type="float" office:value="1.15113" table:style-name="ce1">
            <text:p>1.15113</text:p>
          </table:table-cell>
          <table:table-cell office:value-type="float" office:value="0.31880199999999997" table:style-name="ce1">
            <text:p>0.318802</text:p>
          </table:table-cell>
          <table:table-cell office:value-type="float" office:value="8.5256999999999999E-2" table:style-name="ce1">
            <text:p>0.085257</text:p>
          </table:table-cell>
          <table:table-cell office:value-type="float" office:value="125.32199300000001" table:style-name="ce1">
            <text:p>125.321993</text:p>
          </table:table-cell>
          <table:table-cell office:value-type="float" office:value="13.119300000000001" table:style-name="ce1">
            <text:p>13.1193</text:p>
          </table:table-cell>
          <table:table-cell office:value-type="float" office:value="140.17417309846701" table:style-name="ce1">
            <text:p>140.17417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bzip_1</text:p>
          </table:table-cell>
          <table:table-cell office:value-type="float" office:value="1.43675" table:style-name="ce1">
            <text:p>1.43675</text:p>
          </table:table-cell>
          <table:table-cell office:value-type="float" office:value="0.411858" table:style-name="ce1">
            <text:p>0.411858</text:p>
          </table:table-cell>
          <table:table-cell office:value-type="float" office:value="8.3845000000000003E-2" table:style-name="ce1">
            <text:p>0.083845</text:p>
          </table:table-cell>
          <table:table-cell office:value-type="float" office:value="154.99653799999999" table:style-name="ce1">
            <text:p>154.996538</text:p>
          </table:table-cell>
          <table:table-cell office:value-type="float" office:value="15.774100000000001" table:style-name="ce1">
            <text:p>15.7741</text:p>
          </table:table-cell>
          <table:table-cell office:value-type="float" office:value="204.99523047756699" table:style-name="ce1">
            <text:p>204.99523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bzip_2</text:p>
          </table:table-cell>
          <table:table-cell office:value-type="float" office:value="1.4388300000000001" table:style-name="ce1">
            <text:p>1.43883</text:p>
          </table:table-cell>
          <table:table-cell office:value-type="float" office:value="0.42253200000000002" table:style-name="ce1">
            <text:p>0.422532</text:p>
          </table:table-cell>
          <table:table-cell office:value-type="float" office:value="8.2193000000000002E-2" table:style-name="ce1">
            <text:p>0.082193</text:p>
          </table:table-cell>
          <table:table-cell office:value-type="float" office:value="152.990927" table:style-name="ce1">
            <text:p>152.990927</text:p>
          </table:table-cell>
          <table:table-cell office:value-type="float" office:value="19.291499999999999" table:style-name="ce1">
            <text:p>19.2915</text:p>
          </table:table-cell>
          <table:table-cell office:value-type="float" office:value="242.586431316448" table:style-name="ce1">
            <text:p>242.58643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bzip_3</text:p>
          </table:table-cell>
          <table:table-cell office:value-type="float" office:value="1.4436199999999999" table:style-name="ce1">
            <text:p>1.44362</text:p>
          </table:table-cell>
          <table:table-cell office:value-type="float" office:value="0.43255199999999999" table:style-name="ce1">
            <text:p>0.432552</text:p>
          </table:table-cell>
          <table:table-cell office:value-type="float" office:value="8.0896999999999997E-2" table:style-name="ce1">
            <text:p>0.080897</text:p>
          </table:table-cell>
          <table:table-cell office:value-type="float" office:value="151.77668600000001" table:style-name="ce1">
            <text:p>151.776686</text:p>
          </table:table-cell>
          <table:table-cell office:value-type="float" office:value="24.771599999999999" table:style-name="ce1">
            <text:p>24.7716</text:p>
          </table:table-cell>
          <table:table-cell office:value-type="float" office:value="304.15260535876899" table:style-name="ce1">
            <text:p>304.15260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bzip_4</text:p>
          </table:table-cell>
          <table:table-cell office:value-type="float" office:value="1.1874100000000001" table:style-name="ce1">
            <text:p>1.18741</text:p>
          </table:table-cell>
          <table:table-cell office:value-type="float" office:value="0.44939400000000002" table:style-name="ce1">
            <text:p>0.449394</text:p>
          </table:table-cell>
          <table:table-cell office:value-type="float" office:value="8.0694000000000002E-2" table:style-name="ce1">
            <text:p>0.080694</text:p>
          </table:table-cell>
          <table:table-cell office:value-type="float" office:value="132.080262" table:style-name="ce1">
            <text:p>132.080262</text:p>
          </table:table-cell>
          <table:table-cell office:value-type="float" office:value="25.8903" table:style-name="ce1">
            <text:p>25.8903</text:p>
          </table:table-cell>
          <table:table-cell office:value-type="float" office:value="275.94100932012498" table:style-name="ce1">
            <text:p>275.94100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bzip_5</text:p>
          </table:table-cell>
          <table:table-cell office:value-type="float" office:value="0.99259699999999995" table:style-name="ce1">
            <text:p>0.992597</text:p>
          </table:table-cell>
          <table:table-cell office:value-type="float" office:value="0.53466800000000003" table:style-name="ce1">
            <text:p>0.534668</text:p>
          </table:table-cell>
          <table:table-cell office:value-type="float" office:value="8.0489000000000005E-2" table:style-name="ce1">
            <text:p>0.080489</text:p>
          </table:table-cell>
          <table:table-cell office:value-type="float" office:value="122.928033" table:style-name="ce1">
            <text:p>122.928033</text:p>
          </table:table-cell>
          <table:table-cell office:value-type="float" office:value="22.531199999999998" table:style-name="ce1">
            <text:p>22.5312</text:p>
          </table:table-cell>
          <table:table-cell office:value-type="float" office:value="222.93167894186399" table:style-name="ce1">
            <text:p>222.93167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hmmer_0</text:p>
          </table:table-cell>
          <table:table-cell office:value-type="float" office:value="0.74838300000000002" table:style-name="ce1">
            <text:p>0.748383</text:p>
          </table:table-cell>
          <table:table-cell office:value-type="float" office:value="0.13539699999999999" table:style-name="ce1">
            <text:p>0.135397</text:p>
          </table:table-cell>
          <table:table-cell office:value-type="float" office:value="7.0735000000000006E-2" table:style-name="ce1">
            <text:p>0.070735</text:p>
          </table:table-cell>
          <table:table-cell office:value-type="float" office:value="62.514178000000001" table:style-name="ce1">
            <text:p>62.514178</text:p>
          </table:table-cell>
          <table:table-cell office:value-type="float" office:value="13.323499999999999" table:style-name="ce1">
            <text:p>13.3235</text:p>
          </table:table-cell>
          <table:table-cell office:value-type="float" office:value="58.915722663988497" table:style-name="ce1">
            <text:p>58.915722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hmmer_1</text:p>
          </table:table-cell>
          <table:table-cell office:value-type="float" office:value="1.15327" table:style-name="ce1">
            <text:p>1.15327</text:p>
          </table:table-cell>
          <table:table-cell office:value-type="float" office:value="0.36426599999999998" table:style-name="ce1">
            <text:p>0.364266</text:p>
          </table:table-cell>
          <table:table-cell office:value-type="float" office:value="7.0205000000000004E-2" table:style-name="ce1">
            <text:p>0.070205</text:p>
          </table:table-cell>
          <table:table-cell office:value-type="float" office:value="106.53861499999999" table:style-name="ce1">
            <text:p>106.538615</text:p>
          </table:table-cell>
          <table:table-cell office:value-type="float" office:value="15.954499999999999" table:style-name="ce1">
            <text:p>15.9545</text:p>
          </table:table-cell>
          <table:table-cell office:value-type="float" office:value="119.332376229494" table:style-name="ce1">
            <text:p>119.33237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hmmer_2</text:p>
          </table:table-cell>
          <table:table-cell office:value-type="float" office:value="1.43889" table:style-name="ce1">
            <text:p>1.43889</text:p>
          </table:table-cell>
          <table:table-cell office:value-type="float" office:value="0.46700799999999998" table:style-name="ce1">
            <text:p>0.467008</text:p>
          </table:table-cell>
          <table:table-cell office:value-type="float" office:value="6.9205000000000003E-2" table:style-name="ce1">
            <text:p>0.069205</text:p>
          </table:table-cell>
          <table:table-cell office:value-type="float" office:value="131.897671" table:style-name="ce1">
            <text:p>131.897671</text:p>
          </table:table-cell>
          <table:table-cell office:value-type="float" office:value="18.609400000000001" table:style-name="ce1">
            <text:p>18.6094</text:p>
          </table:table-cell>
          <table:table-cell office:value-type="float" office:value="169.86619977714599" table:style-name="ce1">
            <text:p>169.866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hmmer_3</text:p>
          </table:table-cell>
          <table:table-cell office:value-type="float" office:value="1.1826700000000001" table:style-name="ce1">
            <text:p>1.18267</text:p>
          </table:table-cell>
          <table:table-cell office:value-type="float" office:value="0.48490899999999998" table:style-name="ce1">
            <text:p>0.484909</text:p>
          </table:table-cell>
          <table:table-cell office:value-type="float" office:value="6.9126000000000007E-2" table:style-name="ce1">
            <text:p>0.069126</text:p>
          </table:table-cell>
          <table:table-cell office:value-type="float" office:value="115.273066" table:style-name="ce1">
            <text:p>115.273066</text:p>
          </table:table-cell>
          <table:table-cell office:value-type="float" office:value="19.728200000000001" table:style-name="ce1">
            <text:p>19.7282</text:p>
          </table:table-cell>
          <table:table-cell office:value-type="float" office:value="157.20151733830599" table:style-name="ce1">
            <text:p>157.20151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hmmer_4</text:p>
          </table:table-cell>
          <table:table-cell office:value-type="float" office:value="0.98786200000000002" table:style-name="ce1">
            <text:p>0.987862</text:p>
          </table:table-cell>
          <table:table-cell office:value-type="float" office:value="0.58019600000000005" table:style-name="ce1">
            <text:p>0.580196</text:p>
          </table:table-cell>
          <table:table-cell office:value-type="float" office:value="6.9070999999999994E-2" table:style-name="ce1">
            <text:p>0.069071</text:p>
          </table:table-cell>
          <table:table-cell office:value-type="float" office:value="108.307334" table:style-name="ce1">
            <text:p>108.307334</text:p>
          </table:table-cell>
          <table:table-cell office:value-type="float" office:value="16.3691" table:style-name="ce1">
            <text:p>16.3691</text:p>
          </table:table-cell>
          <table:table-cell office:value-type="float" office:value="122.455532531828" table:style-name="ce1">
            <text:p>122.45553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hmmer_5</text:p>
          </table:table-cell>
          <table:table-cell office:value-type="float" office:value="1.0821799999999999" table:style-name="ce1">
            <text:p>1.08218</text:p>
          </table:table-cell>
          <table:table-cell office:value-type="float" office:value="0.26993200000000001" table:style-name="ce1">
            <text:p>0.269932</text:p>
          </table:table-cell>
          <table:table-cell office:value-type="float" office:value="6.9434999999999997E-2" table:style-name="ce1">
            <text:p>0.069435</text:p>
          </table:table-cell>
          <table:table-cell office:value-type="float" office:value="93.883897000000005" table:style-name="ce1">
            <text:p>93.883897</text:p>
          </table:table-cell>
          <table:table-cell office:value-type="float" office:value="15.481999999999999" table:style-name="ce1">
            <text:p>15.482</text:p>
          </table:table-cell>
          <table:table-cell office:value-type="float" office:value="100.924501106035" table:style-name="ce1">
            <text:p>100.92450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libm_0</text:p>
          </table:table-cell>
          <table:table-cell office:value-type="float" office:value="1.15327" table:style-name="ce1">
            <text:p>1.15327</text:p>
          </table:table-cell>
          <table:table-cell office:value-type="float" office:value="0.17848900000000001" table:style-name="ce1">
            <text:p>0.178489</text:p>
          </table:table-cell>
          <table:table-cell office:value-type="float" office:value="0.174763" table:style-name="ce1">
            <text:p>0.174763</text:p>
          </table:table-cell>
          <table:table-cell office:value-type="float" office:value="232.742198" table:style-name="ce1">
            <text:p>232.742198</text:p>
          </table:table-cell>
          <table:table-cell office:value-type="float" office:value="15.954499999999999" table:style-name="ce1">
            <text:p>15.9545</text:p>
          </table:table-cell>
          <table:table-cell office:value-type="float" office:value="648.94489600910094" table:style-name="ce1">
            <text:p>648.9448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libm_1</text:p>
          </table:table-cell>
          <table:table-cell office:value-type="float" office:value="1.43889" table:style-name="ce1">
            <text:p>1.43889</text:p>
          </table:table-cell>
          <table:table-cell office:value-type="float" office:value="0.22245300000000001" table:style-name="ce1">
            <text:p>0.222453</text:p>
          </table:table-cell>
          <table:table-cell office:value-type="float" office:value="0.174763" table:style-name="ce1">
            <text:p>0.174763</text:p>
          </table:table-cell>
          <table:table-cell office:value-type="float" office:value="290.34128700000002" table:style-name="ce1">
            <text:p>290.341287</text:p>
          </table:table-cell>
          <table:table-cell office:value-type="float" office:value="18.609400000000001" table:style-name="ce1">
            <text:p>18.6094</text:p>
          </table:table-cell>
          <table:table-cell office:value-type="float" office:value="944.25797131844297" table:style-name="ce1">
            <text:p>944.25797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libm_2</text:p>
          </table:table-cell>
          <table:table-cell office:value-type="float" office:value="1.4438" table:style-name="ce1">
            <text:p>1.4438</text:p>
          </table:table-cell>
          <table:table-cell office:value-type="float" office:value="0.22498000000000001" table:style-name="ce1">
            <text:p>0.22498</text:p>
          </table:table-cell>
          <table:table-cell office:value-type="float" office:value="0.174932" table:style-name="ce1">
            <text:p>0.174932</text:p>
          </table:table-cell>
          <table:table-cell office:value-type="float" office:value="291.923023" table:style-name="ce1">
            <text:p>291.923023</text:p>
          </table:table-cell>
          <table:table-cell office:value-type="float" office:value="24.928100000000001" table:style-name="ce1">
            <text:p>24.9281</text:p>
          </table:table-cell>
          <table:table-cell office:value-type="float" office:value="1272.99526231905" table:style-name="ce1">
            <text:p>1272.9952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libm_3</text:p>
          </table:table-cell>
          <table:table-cell office:value-type="float" office:value="1.1875899999999999" table:style-name="ce1">
            <text:p>1.18759</text:p>
          </table:table-cell>
          <table:table-cell office:value-type="float" office:value="0.232596" table:style-name="ce1">
            <text:p>0.232596</text:p>
          </table:table-cell>
          <table:table-cell office:value-type="float" office:value="0.174932" table:style-name="ce1">
            <text:p>0.174932</text:p>
          </table:table-cell>
          <table:table-cell office:value-type="float" office:value="248.43597700000001" table:style-name="ce1">
            <text:p>248.435977</text:p>
          </table:table-cell>
          <table:table-cell office:value-type="float" office:value="26.046800000000001" table:style-name="ce1">
            <text:p>26.0468</text:p>
          </table:table-cell>
          <table:table-cell office:value-type="float" office:value="1131.97836057164" table:style-name="ce1">
            <text:p>1131.9783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libm_4</text:p>
          </table:table-cell>
          <table:table-cell office:value-type="float" office:value="1.3849800000000001" table:style-name="ce1">
            <text:p>1.38498</text:p>
          </table:table-cell>
          <table:table-cell office:value-type="float" office:value="0.57936299999999996" table:style-name="ce1">
            <text:p>0.579363</text:p>
          </table:table-cell>
          <table:table-cell office:value-type="float" office:value="0.12884999999999999" table:style-name="ce1">
            <text:p>0.12885</text:p>
          </table:table-cell>
          <table:table-cell office:value-type="float" office:value="253.10559599999999" table:style-name="ce1">
            <text:p>253.105596</text:p>
          </table:table-cell>
          <table:table-cell office:value-type="float" office:value="32.532200000000003" table:style-name="ce1">
            <text:p>32.5322</text:p>
          </table:table-cell>
          <table:table-cell office:value-type="float" office:value="1060.96144897414" table:style-name="ce1">
            <text:p>1060.9614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mcf_0</text:p>
          </table:table-cell>
          <table:table-cell office:value-type="float" office:value="1.15116" table:style-name="ce1">
            <text:p>1.15116</text:p>
          </table:table-cell>
          <table:table-cell office:value-type="float" office:value="0.33412599999999998" table:style-name="ce1">
            <text:p>0.334126</text:p>
          </table:table-cell>
          <table:table-cell office:value-type="float" office:value="6.2781000000000003E-2" table:style-name="ce1">
            <text:p>0.062781</text:p>
          </table:table-cell>
          <table:table-cell office:value-type="float" office:value="93.247739999999993" table:style-name="ce1">
            <text:p>93.24774</text:p>
          </table:table-cell>
          <table:table-cell office:value-type="float" office:value="13.1165" table:style-name="ce1">
            <text:p>13.1165</text:p>
          </table:table-cell>
          <table:table-cell office:value-type="float" office:value="76.7864354557355" table:style-name="ce1">
            <text:p>76.786435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mcf_1</text:p>
          </table:table-cell>
          <table:table-cell office:value-type="float" office:value="1.5560499999999999" table:style-name="ce1">
            <text:p>1.55605</text:p>
          </table:table-cell>
          <table:table-cell office:value-type="float" office:value="0.35186299999999998" table:style-name="ce1">
            <text:p>0.351863</text:p>
          </table:table-cell>
          <table:table-cell office:value-type="float" office:value="5.7468999999999999E-2" table:style-name="ce1">
            <text:p>0.057469</text:p>
          </table:table-cell>
          <table:table-cell office:value-type="float" office:value="109.645852" table:style-name="ce1">
            <text:p>109.645852</text:p>
          </table:table-cell>
          <table:table-cell office:value-type="float" office:value="15.5084" table:style-name="ce1">
            <text:p>15.5084</text:p>
          </table:table-cell>
          <table:table-cell office:value-type="float" office:value="97.722111157850094" table:style-name="ce1">
            <text:p>97.722111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mcf_2</text:p>
          </table:table-cell>
          <table:table-cell office:value-type="float" office:value="1.55816" table:style-name="ce1">
            <text:p>1.55816</text:p>
          </table:table-cell>
          <table:table-cell office:value-type="float" office:value="0.35297400000000001" table:style-name="ce1">
            <text:p>0.352974</text:p>
          </table:table-cell>
          <table:table-cell office:value-type="float" office:value="5.7334000000000003E-2" table:style-name="ce1">
            <text:p>0.057334</text:p>
          </table:table-cell>
          <table:table-cell office:value-type="float" office:value="109.572957" table:style-name="ce1">
            <text:p>109.572957</text:p>
          </table:table-cell>
          <table:table-cell office:value-type="float" office:value="18.346299999999999" table:style-name="ce1">
            <text:p>18.3463</text:p>
          </table:table-cell>
          <table:table-cell office:value-type="float" office:value="115.256151723416" table:style-name="ce1">
            <text:p>115.25615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mcf_3</text:p>
          </table:table-cell>
          <table:table-cell office:value-type="float" office:value="1.56307" table:style-name="ce1">
            <text:p>1.56307</text:p>
          </table:table-cell>
          <table:table-cell office:value-type="float" office:value="0.35346899999999998" table:style-name="ce1">
            <text:p>0.353469</text:p>
          </table:table-cell>
          <table:table-cell office:value-type="float" office:value="5.7311000000000001E-2" table:style-name="ce1">
            <text:p>0.057311</text:p>
          </table:table-cell>
          <table:table-cell office:value-type="float" office:value="109.838767" table:style-name="ce1">
            <text:p>109.838767</text:p>
          </table:table-cell>
          <table:table-cell office:value-type="float" office:value="24.664999999999999" table:style-name="ce1">
            <text:p>24.665</text:p>
          </table:table-cell>
          <table:table-cell office:value-type="float" office:value="155.26542458061999" table:style-name="ce1">
            <text:p>155.26542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mcf_4</text:p>
          </table:table-cell>
          <table:table-cell office:value-type="float" office:value="1.2879799999999999" table:style-name="ce1">
            <text:p>1.28798</text:p>
          </table:table-cell>
          <table:table-cell office:value-type="float" office:value="0.35346899999999998" table:style-name="ce1">
            <text:p>0.353469</text:p>
          </table:table-cell>
          <table:table-cell office:value-type="float" office:value="5.7311000000000001E-2" table:style-name="ce1">
            <text:p>0.057311</text:p>
          </table:table-cell>
          <table:table-cell office:value-type="float" office:value="94.073083999999994" table:style-name="ce1">
            <text:p>94.073084</text:p>
          </table:table-cell>
          <table:table-cell office:value-type="float" office:value="23.631699999999999" table:style-name="ce1">
            <text:p>23.6317</text:p>
          </table:table-cell>
          <table:table-cell office:value-type="float" office:value="127.408479497919" table:style-name="ce1">
            <text:p>127.40847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mcf_5</text:p>
          </table:table-cell>
          <table:table-cell office:value-type="float" office:value="1.30864" table:style-name="ce1">
            <text:p>1.30864</text:p>
          </table:table-cell>
          <table:table-cell office:value-type="float" office:value="0.35258200000000001" table:style-name="ce1">
            <text:p>0.352582</text:p>
          </table:table-cell>
          <table:table-cell office:value-type="float" office:value="5.7311000000000001E-2" table:style-name="ce1">
            <text:p>0.057311</text:p>
          </table:table-cell>
          <table:table-cell office:value-type="float" office:value="95.206294" table:style-name="ce1">
            <text:p>95.206294</text:p>
          </table:table-cell>
          <table:table-cell office:value-type="float" office:value="23.905100000000001" table:style-name="ce1">
            <text:p>23.9051</text:p>
          </table:table-cell>
          <table:table-cell office:value-type="float" office:value="130.435020655241" table:style-name="ce1">
            <text:p>130.43502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sjeng_0</text:p>
          </table:table-cell>
          <table:table-cell office:value-type="float" office:value="1.15327" table:style-name="ce1">
            <text:p>1.15327</text:p>
          </table:table-cell>
          <table:table-cell office:value-type="float" office:value="0.12960099999999999" table:style-name="ce1">
            <text:p>0.129601</text:p>
          </table:table-cell>
          <table:table-cell office:value-type="float" office:value="0.51382300000000003" table:style-name="ce1">
            <text:p>0.513823</text:p>
          </table:table-cell>
          <table:table-cell office:value-type="float" office:value="659.16862600000002" table:style-name="ce1">
            <text:p>659.168626</text:p>
          </table:table-cell>
          <table:table-cell office:value-type="float" office:value="15.954499999999999" table:style-name="ce1">
            <text:p>15.9545</text:p>
          </table:table-cell>
          <table:table-cell office:value-type="float" office:value="5403.7253466334396" table:style-name="ce1">
            <text:p>5403.7253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sjeng_1</text:p>
          </table:table-cell>
          <table:table-cell office:value-type="float" office:value="1.43889" table:style-name="ce1">
            <text:p>1.43889</text:p>
          </table:table-cell>
          <table:table-cell office:value-type="float" office:value="0.16048399999999999" table:style-name="ce1">
            <text:p>0.160484</text:p>
          </table:table-cell>
          <table:table-cell office:value-type="float" office:value="0.51383400000000001" table:style-name="ce1">
            <text:p>0.513834</text:p>
          </table:table-cell>
          <table:table-cell office:value-type="float" office:value="821.81273999999996" table:style-name="ce1">
            <text:p>821.81274</text:p>
          </table:table-cell>
          <table:table-cell office:value-type="float" office:value="18.609400000000001" table:style-name="ce1">
            <text:p>18.6094</text:p>
          </table:table-cell>
          <table:table-cell office:value-type="float" office:value="7858.2904785579603" table:style-name="ce1">
            <text:p>7858.2904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sjeng_2</text:p>
          </table:table-cell>
          <table:table-cell office:value-type="float" office:value="1.4438" table:style-name="ce1">
            <text:p>1.4438</text:p>
          </table:table-cell>
          <table:table-cell office:value-type="float" office:value="0.163856" table:style-name="ce1">
            <text:p>0.163856</text:p>
          </table:table-cell>
          <table:table-cell office:value-type="float" office:value="0.51349500000000003" table:style-name="ce1">
            <text:p>0.513495</text:p>
          </table:table-cell>
          <table:table-cell office:value-type="float" office:value="825.52331800000002" table:style-name="ce1">
            <text:p>825.523318</text:p>
          </table:table-cell>
          <table:table-cell office:value-type="float" office:value="24.928100000000001" table:style-name="ce1">
            <text:p>24.9281</text:p>
          </table:table-cell>
          <table:table-cell office:value-type="float" office:value="10567.0738436952" table:style-name="ce1">
            <text:p>10567.073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sjeng_3</text:p>
          </table:table-cell>
          <table:table-cell office:value-type="float" office:value="1.1875899999999999" table:style-name="ce1">
            <text:p>1.18759</text:p>
          </table:table-cell>
          <table:table-cell office:value-type="float" office:value="0.16847400000000001" table:style-name="ce1">
            <text:p>0.168474</text:p>
          </table:table-cell>
          <table:table-cell office:value-type="float" office:value="0.51347100000000001" table:style-name="ce1">
            <text:p>0.513471</text:p>
          </table:table-cell>
          <table:table-cell office:value-type="float" office:value="696.29953799999998" table:style-name="ce1">
            <text:p>696.299538</text:p>
          </table:table-cell>
          <table:table-cell office:value-type="float" office:value="26.046800000000001" table:style-name="ce1">
            <text:p>26.0468</text:p>
          </table:table-cell>
          <table:table-cell office:value-type="float" office:value="9312.5025082059201" table:style-name="ce1">
            <text:p>9312.5025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pecsjeng_4</text:p>
          </table:table-cell>
          <table:table-cell office:value-type="float" office:value="1.3849800000000001" table:style-name="ce1">
            <text:p>1.38498</text:p>
          </table:table-cell>
          <table:table-cell office:value-type="float" office:value="0.44057200000000002" table:style-name="ce1">
            <text:p>0.440572</text:p>
          </table:table-cell>
          <table:table-cell office:value-type="float" office:value="0.34009899999999998" table:style-name="ce1">
            <text:p>0.340099</text:p>
          </table:table-cell>
          <table:table-cell office:value-type="float" office:value="620.86841000000004" table:style-name="ce1">
            <text:p>620.86841</text:p>
          </table:table-cell>
          <table:table-cell office:value-type="float" office:value="32.532200000000003" table:style-name="ce1">
            <text:p>32.5322</text:p>
          </table:table-cell>
          <table:table-cell office:value-type="float" office:value="6869.3928211661696" table:style-name="ce1">
            <text:p>6869.392821</text:p>
          </table:table-cell>
          <table:table-cell table:number-columns-repeated="16377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Οδυσσέας Κουτσός</meta:initial-creator>
    <dc:creator>Οδυσσέας Κουτσός</dc:creator>
    <dc:date>2020-12-19T11:37:33Z</dc:date>
    <meta:editing-cycles>1</meta:editing-cycles>
    <meta:editing-duration>PT547S</meta:editing-duration>
  </office:meta>
</office:document-meta>
</file>